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82cm" fo:min-width="0.724cm"/>
    </style:style>
    <style:style style:name="gr3" style:family="graphic" style:parent-style-name="objectwithoutfill">
      <style:graphic-properties draw:marker-end="Arrow" draw:marker-end-width="0.3cm" draw:fill="none" draw:textarea-horizontal-align="right" draw:textarea-vertical-align="middle" fo:padding-right="-0.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882cm" fo:min-width="0.724cm"/>
    </style:style>
    <style:style style:name="gr5" style:family="graphic" style:parent-style-name="objectwithoutfill">
      <style:graphic-properties svg:stroke-color="#000000" draw:marker-end="Arrow" draw:fill="none" draw:textarea-vertical-align="middle"/>
    </style:style>
    <style:style style:name="gr6" style:family="graphic" style:parent-style-name="objectwithoutfill">
      <style:graphic-properties svg:stroke-color="#000000"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.611cm" svg:height="0.513cm" svg:x="4.4cm" svg:y="3.94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.594cm" svg:height="0.513cm" svg:x="4.445cm" svg:y="6.8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2" xml:id="id1" draw:id="id1" draw:layer="layout" svg:width="1.73cm" svg:height="1.6cm" svg:x="4.3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73cm" svg:height="1.6cm" svg:x="4.377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205cm" svg:y1="5cm" svg:x2="5.242cm" svg:y2="6.3cm" draw:start-shape="id1" draw:start-glue-point="8" draw:end-shape="id2" draw:end-glue-point="4" svg:d="M5205 5000l37 1300" svg:viewBox="0 0 38 1301">
          <text:p text:style-name="P1"><text:span text:style-name="T1">a</text:span></text:p>
        </draw:connector>
        <draw:custom-shape draw:style-name="gr4" draw:text-style-name="P3" draw:layer="layout" svg:width="1.73cm" svg:height="1.6cm" svg:x="3.23cm" svg:y="10.16cm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3" draw:layer="layout" svg:width="2.021cm" svg:height="1.705cm" draw:transform="rotate (-2.52671315811219) translate (5.36132655463789cm 8.9938218866969cm)" svg:viewBox="0 0 2022 1706" svg:d="M0 1706c1196 0 2022-1706 2022-1706">
          <text:p text:style-name="P1"><text:span text:style-name="T1"/></text:p>
        </draw:path>
        <draw:path draw:style-name="gr6" draw:text-style-name="P2" draw:layer="layout" svg:width="2.576cm" svg:height="2.572cm" draw:transform="skewX (0.293913446035845) rotate (2.19998752213885) translate (4.88986295790293cm 10.5503936884397cm)" svg:viewBox="0 0 2577 2573" svg:d="M2577 2573c-1523-1-2577-2573-2577-2573">
          <text:p/>
        </draw:path>
        <draw:frame draw:style-name="gr7" draw:text-style-name="P6" draw:layer="layout" svg:width="0.83cm" svg:height="0.79cm" svg:x="3.13cm" svg:y="8.26cm">
          <draw:text-box>
            <text:p text:style-name="P5"><text:span text:style-name="T1">b</text:span></text:p>
          </draw:text-box>
        </draw:frame>
        <draw:frame draw:style-name="gr7" draw:text-style-name="P6" draw:layer="layout" svg:width="0.83cm" svg:height="0.79cm" svg:x="6.01cm" svg:y="8.73cm">
          <draw:text-box>
            <text:p text:style-name="P5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1-26T15:40:53.404000000</meta:creation-date>
    <dc:date>2019-01-26T15:55:43.730000000</dc:date>
    <dc:creator>luciano de falco alfano</dc:creator>
    <meta:editing-duration>PT14M51S</meta:editing-duration>
    <meta:editing-cycles>1</meta:editing-cycles>
    <meta:document-statistic meta:object-count="10"/>
    <meta:generator>LibreOffice/6.1.3.2$Windows_X86_64 LibreOffice_project/86daf60bf00efa86ad547e59e09d6bb77c699acb</meta:generator>
  </office:meta>
</office:document-meta>
</file>

<file path=Object 1/content.xml><?xml version="1.0" encoding="utf-8"?>
<math xmlns="http://www.w3.org/1998/Math/MathML" display="block">
  <semantics>
    <mrow>
      <mi>a</mi>
      <mo stretchy="false">⋅</mo>
      <mrow>
        <mo fence="true" stretchy="false">(</mo>
        <mrow>
          <mrow>
            <mi>b</mi>
            <mo stretchy="false">+</mo>
            <mi>c</mi>
          </mrow>
        </mrow>
        <mo fence="true" stretchy="false">)</mo>
      </mrow>
    </mrow>
    <annotation encoding="StarMath 5.0">a cdot ( b + c )</annotation>
  </semantics>
</math>
</file>

<file path=Object 2/content.xml><?xml version="1.0" encoding="utf-8"?>
<math xmlns="http://www.w3.org/1998/Math/MathML" display="block">
  <semantics>
    <mrow>
      <mn>1</mn>
      <mo stretchy="false">⋅</mo>
      <mrow>
        <mo fence="true" stretchy="false">(</mo>
        <mrow>
          <mrow>
            <mi>b</mi>
            <mo stretchy="false">+</mo>
            <mi>c</mi>
          </mrow>
        </mrow>
        <mo fence="true" stretchy="false">)</mo>
      </mrow>
    </mrow>
    <annotation encoding="StarMath 5.0">1 cdot ( b + c )</annotation>
  </semantics>
</math>
</file>